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7435868882379243943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3268255811883878452" text:style-name="L2">
        <text:list-item>
          <text:list>
            <text:list-header>
              <text:p text:style-name="P23"><text:span text:style-name="T1">Run: </text:span><text:s/>0.1 mile lead into a 2 mile run</text:p>
              <text:p text:style-name="P23">2 mile splits: <text:s/>8:21, 8:03</text:p>
              <text:p text:style-name="P23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1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1">no running</text:span></text:p>
      <text:p text:style-name="P18"/>
      <text:p text:style-name="P18">Mon Oct 1, 2018 <text:span text:style-name="T1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1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1">no running</text:span> <text:s/></text:p>
      <text:p text:style-name="P18"/>
      <text:p text:style-name="P21"><text:span text:style-name="T3">Thurs Oct 4, 2018 </text:span><text:span text:style-name="T4">5.25 miles</text:span><text:span text:style-name="T3"> </text:span><text:span text:style-name="T4">in California MD </text:span></text:p>
      <text:p text:style-name="P18">I ran 5 miles on a hilly course and averaged 10:50/mile. </text:p>
      <text:p text:style-name="P19">Warmdown: <text:span text:style-name="T2">¼ mile fast walk</text:span></text:p>
      <text:p text:style-name="P18"/>
      <text:p text:style-name="P19"><text:span text:style-name="T2">Fri Oct 5, 2018 </text:span>no running<text:span text:style-name="T2"> <text:s text:c="2"/></text:span></text:p>
      <text:p text:style-name="P18"/>
      <text:p text:style-name="P18"/>
      <text:list xml:id="list703817654584171328" text:style-name="L3">
        <text:list-item>
          <text:list>
            <text:list-header>
              <text:p text:style-name="P24">21.7 miles in the last week </text:p>
            </text:list-header>
          </text:list>
        </text:list-item>
      </text:list>
      <text:p text:style-name="P18"/>
      <text:p text:style-name="P18"><text:soft-page-break/>Sat Oct 6, 2018 <text:span text:style-name="T1">5.5 miles</text:span></text:p>
      <text:p text:style-name="P18">I ran and walked 5.5 miles and averaged about 12:00mile. <text:s/>I walked 10 times for a total of about 1.11 miles of walking.</text:p>
      <text:p text:style-name="P18">Walk/Run ratio: 0.25</text:p>
      <text:p text:style-name="P18"/>
      <text:p text:style-name="P18">Sun Oct 7, 2018 <text:span text:style-name="T1">4 miles <text:s/></text:span></text:p>
      <text:p text:style-name="P18">I walked and ran 4 miles and averaged 12:00/mile.</text:p>
      <text:p text:style-name="P18">I walked 10 times for a total of about 1 mile total.</text:p>
      <text:p text:style-name="P18">Walk/Run ratio: 0.33 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08T13:39:50.60</dc:date>
    <dc:creator>James  Lombardi</dc:creator>
    <meta:editing-duration>P5DT13H50M40S</meta:editing-duration>
    <meta:editing-cycles>459</meta:editing-cycles>
    <meta:generator>OpenOffice/4.1.2$Win32 OpenOffice.org_project/412m3$Build-9782</meta:generator>
    <meta:document-statistic meta:table-count="0" meta:image-count="0" meta:object-count="0" meta:page-count="12" meta:paragraph-count="313" meta:word-count="3175" meta:character-count="16215"/>
  </office:meta>
</office:document-meta>
</file>